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officeooo:rsid="0009923a" officeooo:paragraph-rsid="002976a1"/>
    </style:style>
    <style:style style:name="P4" style:family="paragraph" style:parent-style-name="Standard">
      <style:paragraph-properties fo:text-align="start" style:justify-single-word="false"/>
      <style:text-properties fo:font-weight="normal" officeooo:rsid="00264f90" officeooo:paragraph-rsid="0017d00e" style:font-weight-asian="normal" style:font-weight-complex="normal"/>
    </style:style>
    <style:style style:name="P5" style:family="paragraph" style:parent-style-name="Standard">
      <style:paragraph-properties fo:text-align="start" style:justify-single-word="false"/>
      <style:text-properties fo:font-weight="normal" officeooo:rsid="00264f90" officeooo:paragraph-rsid="002976a1" style:font-weight-asian="normal" style:font-weight-complex="normal"/>
    </style:style>
    <style:style style:name="P6" style:family="paragraph" style:parent-style-name="Standard">
      <style:paragraph-properties fo:text-align="start" style:justify-single-word="false"/>
      <style:text-properties fo:font-weight="normal" officeooo:rsid="00264f90" officeooo:paragraph-rsid="005f9fe3" style:font-weight-asian="normal" style:font-weight-complex="normal"/>
    </style:style>
    <style:style style:name="P7" style:family="paragraph" style:parent-style-name="Standard">
      <style:paragraph-properties fo:text-align="start" style:justify-single-word="false"/>
      <style:text-properties fo:font-weight="normal" officeooo:rsid="004c922e" officeooo:paragraph-rsid="002976a1" style:font-weight-asian="normal" style:font-weight-complex="normal"/>
    </style:style>
    <style:style style:name="P8" style:family="paragraph" style:parent-style-name="Standard">
      <style:paragraph-properties fo:text-align="start" style:justify-single-word="false"/>
      <style:text-properties fo:font-weight="normal" officeooo:rsid="0013251b" officeooo:paragraph-rsid="0051a1ff" style:font-weight-asian="normal" style:font-weight-complex="normal"/>
    </style:style>
    <style:style style:name="P9" style:family="paragraph" style:parent-style-name="Standard">
      <style:paragraph-properties fo:text-align="start" style:justify-single-word="false"/>
      <style:text-properties fo:font-weight="normal" officeooo:rsid="0013251b" officeooo:paragraph-rsid="0051cb54" style:font-weight-asian="normal" style:font-weight-complex="normal"/>
    </style:style>
    <style:style style:name="P10" style:family="paragraph" style:parent-style-name="Standard">
      <style:paragraph-properties fo:text-align="start" style:justify-single-word="false"/>
      <style:text-properties fo:font-weight="normal" officeooo:rsid="002976a1" officeooo:paragraph-rsid="00523254" style:font-weight-asian="normal" style:font-weight-complex="normal"/>
    </style:style>
    <style:style style:name="P11" style:family="paragraph" style:parent-style-name="Standard">
      <style:paragraph-properties fo:text-align="start" style:justify-single-word="false"/>
      <style:text-properties fo:font-weight="normal" officeooo:rsid="005c1019" officeooo:paragraph-rsid="005c1019" style:font-weight-asian="normal" style:font-weight-complex="normal"/>
    </style:style>
    <style:style style:name="P12" style:family="paragraph" style:parent-style-name="Standard">
      <style:paragraph-properties fo:text-align="start" style:justify-single-word="false"/>
      <style:text-properties fo:font-weight="normal" officeooo:rsid="0062d4fe" officeooo:paragraph-rsid="0062d4fe" style:font-weight-asian="normal" style:font-weight-complex="normal"/>
    </style:style>
    <style:style style:name="P13" style:family="paragraph" style:parent-style-name="Standard">
      <style:paragraph-properties fo:text-align="start" style:justify-single-word="false"/>
      <style:text-properties fo:font-weight="normal" officeooo:rsid="002a2312" officeooo:paragraph-rsid="00523254" style:font-weight-asian="normal" style:font-weight-complex="normal"/>
    </style:style>
    <style:style style:name="P14" style:family="paragraph" style:parent-style-name="Standard">
      <style:paragraph-properties fo:text-align="start" style:justify-single-word="false"/>
      <style:text-properties fo:font-weight="normal" officeooo:rsid="0051a1ff" officeooo:paragraph-rsid="0051a1ff" style:font-weight-asian="normal" style:font-weight-complex="normal"/>
    </style:style>
    <style:style style:name="P15" style:family="paragraph" style:parent-style-name="Standard">
      <style:paragraph-properties fo:text-align="start" style:justify-single-word="false"/>
      <style:text-properties fo:font-weight="normal" officeooo:rsid="0051cb54" officeooo:paragraph-rsid="0056d294" style:font-weight-asian="normal" style:font-weight-complex="normal"/>
    </style:style>
    <style:style style:name="P16" style:family="paragraph" style:parent-style-name="Standard">
      <style:paragraph-properties fo:text-align="start" style:justify-single-word="false"/>
      <style:text-properties fo:font-weight="normal" officeooo:rsid="001b362a" officeooo:paragraph-rsid="0051a1ff" style:font-weight-asian="normal" style:font-weight-complex="normal"/>
    </style:style>
    <style:style style:name="P17" style:family="paragraph" style:parent-style-name="Standard">
      <style:paragraph-properties fo:text-align="start" style:justify-single-word="false"/>
      <style:text-properties fo:font-weight="normal" officeooo:rsid="001b362a" officeooo:paragraph-rsid="0051cb54" style:font-weight-asian="normal" style:font-weight-complex="normal"/>
    </style:style>
    <style:style style:name="P18" style:family="paragraph" style:parent-style-name="Standard">
      <style:paragraph-properties fo:text-align="start" style:justify-single-word="false"/>
      <style:text-properties fo:font-weight="normal" officeooo:rsid="006925ed" officeooo:paragraph-rsid="006925ed" style:font-weight-asian="normal" style:font-weight-complex="normal"/>
    </style:style>
    <style:style style:name="P19" style:family="paragraph" style:parent-style-name="Standard">
      <style:paragraph-properties fo:text-align="start" style:justify-single-word="false"/>
      <style:text-properties officeooo:rsid="000f886b" officeooo:paragraph-rsid="000f886b"/>
    </style:style>
    <style:style style:name="P20" style:family="paragraph" style:parent-style-name="Standard">
      <style:paragraph-properties fo:text-align="center" style:justify-single-word="false"/>
      <style:text-properties fo:font-weight="bold" officeooo:rsid="0025373f" officeooo:paragraph-rsid="0025373f" style:font-weight-asian="bold" style:font-weight-complex="bold"/>
    </style:style>
    <style:style style:name="P21" style:family="paragraph" style:parent-style-name="Standard">
      <style:paragraph-properties fo:text-align="start" style:justify-single-word="false"/>
      <style:text-properties fo:font-weight="bold" officeooo:rsid="002976a1" officeooo:paragraph-rsid="002976a1" style:font-weight-asian="bold" style:font-weight-complex="bold"/>
    </style:style>
    <style:style style:name="P22" style:family="paragraph" style:parent-style-name="Standard">
      <style:paragraph-properties fo:text-align="start" style:justify-single-word="false"/>
      <style:text-properties fo:font-weight="bold" officeooo:rsid="001b362a" officeooo:paragraph-rsid="001b362a" style:font-weight-asian="bold" style:font-weight-complex="bold"/>
    </style:style>
    <style:style style:name="P23" style:family="paragraph" style:parent-style-name="Standard">
      <style:paragraph-properties fo:text-align="start" style:justify-single-word="false"/>
      <style:text-properties style:font-name="Liberation Mono" fo:font-size="8pt" fo:font-weight="normal" officeooo:rsid="003512be" officeooo:paragraph-rsid="000f886b" style:font-size-asian="8pt" style:font-weight-asian="normal" style:font-size-complex="8pt" style:font-weight-complex="normal"/>
    </style:style>
    <style:style style:name="P24" style:family="paragraph" style:parent-style-name="Standard">
      <style:paragraph-properties fo:text-align="start" style:justify-single-word="false"/>
      <style:text-properties style:font-name="Liberation Mono" fo:font-size="8pt" fo:font-weight="normal" officeooo:rsid="0069c910" officeooo:paragraph-rsid="0069c910" style:font-size-asian="8pt" style:font-weight-asian="normal" style:font-size-complex="8pt" style:font-weight-complex="normal"/>
    </style:style>
    <style:style style:name="T1" style:family="text">
      <style:text-properties officeooo:rsid="0019ed0b"/>
    </style:style>
    <style:style style:name="T2" style:family="text">
      <style:text-properties fo:font-weight="bold" officeooo:rsid="0020c55c" style:font-weight-asian="bold" style:font-weight-complex="bold"/>
    </style:style>
    <style:style style:name="T3" style:family="text">
      <style:text-properties fo:font-weight="bold" officeooo:rsid="004de577" style:font-weight-asian="bold" style:font-weight-complex="bold"/>
    </style:style>
    <style:style style:name="T4" style:family="text">
      <style:text-properties officeooo:rsid="00277eba"/>
    </style:style>
    <style:style style:name="T5" style:family="text">
      <style:text-properties officeooo:rsid="0051a1ff"/>
    </style:style>
    <style:style style:name="T6" style:family="text">
      <style:text-properties officeooo:rsid="00523254"/>
    </style:style>
    <style:style style:name="T7" style:family="text">
      <style:text-properties officeooo:rsid="00527826"/>
    </style:style>
    <style:style style:name="T8" style:family="text">
      <style:text-properties officeooo:rsid="00543cfb"/>
    </style:style>
    <style:style style:name="T9" style:family="text">
      <style:text-properties officeooo:rsid="0062d4fe"/>
    </style:style>
    <style:style style:name="T10" style:family="text">
      <style:text-properties officeooo:rsid="00644408"/>
    </style:style>
    <style:style style:name="T11" style:family="text">
      <style:text-properties officeooo:rsid="006925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19">Project <text:span text:style-name="T11">4</text:span></text:p>
      <text:p text:style-name="P2"/>
      <text:p text:style-name="P20">Project <text:span text:style-name="T11">4</text:span>: <text:span text:style-name="T11">Proof of Work</text:span></text:p>
      <text:p text:style-name="P2"/>
      <text:p text:style-name="P21">Description</text:p>
      <text:p text:style-name="P7"/>
      <text:p text:style-name="P18">TODO</text:p>
      <text:p text:style-name="P7"/>
      <text:p text:style-name="P10">The <text:span text:style-name="T6">searchable encryption tool </text:span>has <text:span text:style-name="T6">four </text:span>major functions, including key generation, <text:span text:style-name="T10">encryption</text:span>, <text:span text:style-name="T6">token generation, and search</text:span>. </text:p>
      <text:p text:style-name="P10"/>
      <text:p text:style-name="P6">The <text:span text:style-name="T4">k</text:span>eygen <text:span text:style-name="T8">function </text:span>outputs a random sequence of <text:span text:style-name="T4">256 bits </text:span>in binary format to <text:span text:style-name="T7">two </text:span>output file<text:span text:style-name="T7">s, one key for the AES encryption and decryption, and one key for the Psuedorandom Function (PRF)</text:span>.</text:p>
      <text:p text:style-name="P10"/>
      <text:p text:style-name="P13">The encryption function uses AES-256 CBC mode encryption to encrypt file data, and builds a searchable index. The searchable index is built by tokenizing the input plaintext data files, then applying the PRF on the tokens.</text:p>
      <text:p text:style-name="P10"/>
      <text:p text:style-name="P11">The token generation function takes an input token, applies the PRF, and appends the resulting data to <text:span text:style-name="T9">a </text:span>file.</text:p>
      <text:p text:style-name="P5"/>
      <text:p text:style-name="P12">The search function iterates over PRF tokens in the token file, uses each PRF token to search the index for encrypted files contain the token, and then decrypts and outputs the matching files.</text:p>
      <text:p text:style-name="P3"/>
      <text:p text:style-name="P22">Implementation Details</text:p>
      <text:p text:style-name="P22"/>
      <text:p text:style-name="P18">TODO</text:p>
      <text:p text:style-name="P22"/>
      <text:p text:style-name="P8">The <text:span text:style-name="T5">searchable encryption tool </text:span>was implemented using C++, and uses the C++ Standard Library and Standard Template Library (STL), <text:span text:style-name="T1">OpenSSL, </text:span>and Boost Libraries. </text:p>
      <text:p text:style-name="P8"/>
      <text:p text:style-name="P14">The Boost filesystem library was used to build file paths, check file types, and iterate over files within a directory in an OS agnostic manner. </text:p>
      <text:p text:style-name="P8"/>
      <text:p text:style-name="P15">The OpenSSL library was used to perform AES-256 CBC mode encryption and decryption, and to perform AES-256 ECB mode encryption for the PRF.</text:p>
      <text:p text:style-name="P8"/>
      <text:p text:style-name="P16">The key generation functionality was implemented using the C++ Standard Library’s random number generator device and uniform integer distribution filter to generate a sequence of random bytes.</text:p>
      <text:p text:style-name="P8"/>
      <text:p text:style-name="P17">The build system for the tool was implemented using CMake. </text:p>
      <text:p text:style-name="P9"><text:soft-page-break/></text:p>
      <text:p text:style-name="P17">The tool was built and tested on a Windows 10 x64 system in the Cygwin x64 environment. </text:p>
      <text:p text:style-name="P4"/>
      <text:p text:style-name="P19"><text:span text:style-name="T2">Running Time </text:span><text:span text:style-name="T3">Of Searchable Encryption Index Creation and Search</text:span></text:p>
      <text:p text:style-name="P23"/>
      <text:p text:style-name="P24">difficulty <text:s text:c="5"/>| 21 <text:s text:c="7"/>| 22 <text:s text:c="7"/>| 23 <text:s text:c="7"/>| 24 <text:s text:c="8"/>| 25 <text:s text:c="8"/>| 26 <text:s text:c="9"/>|<text:line-break/>iterations <text:s text:c="5"/>| 10 <text:s text:c="7"/>| 10 <text:s text:c="7"/>| 10 <text:s text:c="7"/>| 10 <text:s text:c="8"/>| 10 <text:s text:c="8"/>| 10 <text:s text:c="9"/>|<text:line-break/>min run time <text:s text:c="3"/>| 1552 ms <text:s text:c="2"/>| 1255 ms <text:s text:c="2"/>| 1969 ms <text:s text:c="2"/>| 3401 ms <text:s text:c="3"/>| 147240 ms <text:s/>| 65977 ms <text:s text:c="3"/>|<text:line-break/>max run time <text:s text:c="3"/>| 65950 ms <text:s/>| 83319 ms <text:s/>| 222784 ms | 337083 ms <text:s/>| 811434 ms <text:s/>| 2486194 ms <text:s/>|<text:line-break/>mean run time <text:s text:c="2"/>| 25265 ms <text:s/>| 31916 ms <text:s/>| 70585 ms <text:s/>| 113663 ms <text:s/>| 360175 ms <text:s/>| 1116859 ms <text:s/>|<text:line-break/>median run time | 24770 ms <text:s/>| 31892 ms <text:s/>| 59102 ms <text:s/>| 109873 ms <text:s/>| 389793 ms <text:s/>| 1318544 ms <text:s/>|<text:line-break/>total run time <text:s/>| 252651 ms | 319166 ms | 705854 ms | 1136637 ms | 3601757 ms | 11168598 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4-01T09:00:33.220000000</dc:date>
    <meta:editing-duration>P4DT1H20M40S</meta:editing-duration>
    <meta:editing-cycles>95</meta:editing-cycles>
    <meta:generator>LibreOffice/5.3.5.2$Windows_X86_64 LibreOffice_project/50d9bf2b0a79cdb85a3814b592608037a682059d</meta:generator>
    <meta:document-statistic meta:table-count="0" meta:image-count="0" meta:object-count="0" meta:page-count="2" meta:paragraph-count="24" meta:word-count="433" meta:character-count="2473" meta:non-whitespace-character-count="1917"/>
  </office:meta>
</office:document-meta>
</file>